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3_Monatsuebersicht 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3_Monatsuebersicht 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 table:number-rows-repeated="6517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 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2007.12.22</text:date>, <text:time>08:08:5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4-25T07:50:52</meta:creation-date>
    <dc:date>2007-12-22T08:08:51</dc:date>
    <meta:editing-cycles>137</meta:editing-cycles>
    <meta:editing-duration>PT14H2M48S</meta:editing-duration>
    <meta:user-defined meta:name="Info 1"/>
    <meta:user-defined meta:name="Info 2"/>
    <meta:user-defined meta:name="Info 3"/>
    <meta:user-defined meta:name="Info 4"/>
    <meta:document-statistic meta:table-count="15" meta:cell-count="8515"/>
  </office:meta>
</office:document-meta>
</file>